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Solis-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26, 1895</text:p>
      <text:p text:style-name="P5">Month<text:tab/><text:tab/><text:tab/><text:tab/><text:tab/><text:tab/>August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DR. S. SOLIS-COHEN,/</text:p>
      <text:p text:style-name="P2">OFFICE HOURS: 8-10 A.M./ 2.30-4 P.M./</text:p>
      <text:p text:style-name="P3">219 S. Seventeenth Street./</text:p>
      <text:p text:style-name="P3">(18th and Chestnut Station.)/</text:p>
      <text:p text:style-name="P3">Philadelphia, August 26th, 1895./</text:p>
      <text:p text:style-name="P2">Dear Dr. Morais:-/</text:p>
      <text:p text:style-name="P2"><text:tab/>I enclose you a letter received from Phil Cowen,/ which I think will explain the matter better than if I should try/ to condense it. <text:s/>The gist of the matter seems to be that while/ the stock stands in Marcus's name on the A. H. books, he has never/ received the certificates, which, however, they are ready to issue/ to him at any time. <text:s/>Phil has evidently kept faith, but it was/ necessary for legal reasons to insert the secular date as well as/ the A. M. date, and that he has done. <text:s/>What I would like you to say/ to Mr. Marcus is that your friend (that is myself, if you choose to/ use my name, or David Sulzberger, who is also interested in the/ matter &amp; would like to get hold of this stock in order to prevent/ the A. H. <text:soft-page-break/>at any time falling into any hands that would destroy/ its usefulness for the Seminary, and for the cause in general)/ but your friend at any rate is not responsible for, and is not/ aware of the business contracts or doings of the present management/ of the A. H. <text:s/>You may say what you choose of your friend's con-/servativism, etc., and your wish that he should be gratified in the/ matter. <text:s/>Your friend is one who will prevent Phil Cowen from/ deserting the conservative standard, if Phil should show any in-/tention of doing so, which however, is not by any means to be ex-/pected./</text:p>
      <text:p text:style-name="P2"><text:tab/>I hope to be able to run in and see you, but whenever I have/</text:p>
      <text:p text:style-name="P2"/>
      <text:p text:style-name="P2">[Page 2]</text:p>
      <text:p text:style-name="P2">planned to do so some professional or other call has interfered./</text:p>
      <text:p text:style-name="P2"><text:tab/>My wife and children are still in the country. <text:s/>I was very/ glad to hear from Gerson today that you were feeling much better./ <text:s/>With regards/ Very truly yours,/ S. S. C./</text:p>
      <text:p text:style-name="P2">Remember me to Nina/ when you write/</text:p>
      <text:p text:style-name="P2">To The Rev. Dr. Morais,/</text:p>
      <text:p text:style-name="P2"><text:tab/>546 N 5th St/</text:p>
      <text:p text:style-name="P2"><text:tab/><text:span text:style-name="T2">Germantown.</text:span> <text:s/>Philada./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2:52:35.09</meta:creation-date>
    <meta:document-statistic meta:table-count="0" meta:image-count="0" meta:object-count="0" meta:page-count="3" meta:paragraph-count="76" meta:word-count="516" meta:character-count="3163"/>
    <dc:date>2012-01-03T13:37:01.17</dc:date>
    <dc:creator>Penn Libraries</dc:creator>
    <meta:editing-duration>PT00H14M05S</meta:editing-duration>
    <meta:editing-cycles>1</meta:editing-cycles>
    <meta:generator>OpenOffice.org/3.2$Win32 OpenOffice.org_project/320m12$Build-9483</meta:generator>
  </office:meta>
</office:document-meta>
</file>